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9.906cm"/>
    </style:style>
    <style:style style:name="pr2" style:family="presentation" style:parent-style-name="Default-title">
      <style:graphic-properties fo:min-height="6.94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outline1">
      <style:graphic-properties fo:min-height="15.351cm"/>
    </style:style>
    <style:style style:name="pr9" style:family="presentation" style:parent-style-name="Default-outline1">
      <style:graphic-properties fo:min-height="13.59cm"/>
    </style:style>
    <style:style style:name="pr10" style:family="presentation" style:parent-style-name="Default-outline1">
      <style:graphic-properties fo:min-height="13.355cm"/>
    </style:style>
    <style:style style:name="pr11" style:family="presentation" style:parent-style-name="Default-outline1">
      <style:graphic-properties fo:min-height="13.091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906cm" svg:x="1.471cm" svg:y="9.652cm" presentation:class="subtitle" presentation:user-transformed="true">
          <draw:text-box>
            <text:p><text:span text:style-name="T1">Ecma TC39 March 2016</text:span></text:p>
            <text:p><text:span text:style-name="T1"/></text:p>
            <text:p><text:span text:style-name="T1">(axis-of-eval.org/shmem/agents-formatted.html)</text:span></text:p>
            <text:p><text:span text:style-name="T1"/></text:p>
          </draw:text-box>
        </draw:frame>
        <draw:frame presentation:style-name="pr2" draw:layer="layout" svg:width="25.199cm" svg:height="6.945cm" svg:x="1.217cm" svg:y="1.437cm" presentation:class="title" presentation:user-transformed="true">
          <draw:text-box>
            <text:p><text:line-break/>Agents<text:line-break/><text:line-break/>(Proposal or spec clarification?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5" draw:text-style-name="P4" draw:layer="layout" svg:width="25.778cm" svg:height="13.86cm" svg:x="1.4cm" svg:y="4.914cm" presentation:class="outline" presentation:user-transformed="true">
          <draw:text-box>
            <text:p text:style-name="P3"><text:span text:style-name="T2">Shared memory spec must address </text:span><text:span text:style-name="T3">interactions of concurrent executions</text:span></text:p>
            <text:p text:style-name="P3"><text:span text:style-name="T2"/></text:p>
            <text:p text:style-name="P3"><text:span text:style-name="T2">ES2016 does not have the machinery for this</text:span></text:p>
            <text:p text:style-name="P3"><text:span text:style-name="T2"/></text:p>
            <text:p text:style-name="P3"><text:span text:style-name="T2">“</text:span><text:span text:style-name="T2">Agent” </text:span><text:span text:style-name="T3">mostly</text:span><text:span text:style-name="T2"> a restatement of existing machinery, plus some new things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's in it?</text:p>
          </draw:text-box>
        </draw:frame>
        <draw:frame presentation:style-name="pr7" draw:layer="layout" svg:width="25.199cm" svg:height="15.152cm" svg:x="1.4cm" svg:y="4.914cm" presentation:class="outline" presentation:user-transformed="true">
          <draw:text-box>
            <text:p>General ideas</text:p>
            <text:list text:style-name="L2">
              <text:list-item>
                <text:p>Agent properties; the Agent Record</text:p>
              </text:list-item>
              <text:list-item>
                <text:p>Execution thread; concurrency; forward progress</text:p>
              </text:list-item>
            </text:list>
            <text:p/>
            <text:p>For shared memory</text:p>
            <text:list text:continue-numbering="true" text:style-name="L2">
              <text:list-item>
                <text:p>Agent clusters -- agents that share memory</text:p>
              </text:list-item>
              <text:list-item>
                <text:p>Suspend-together semantics for clusters</text:p>
              </text:list-item>
              <text:list-item>
                <text:p>Termination requirements for clus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gent definition</text:p>
          </draw:text-box>
        </draw:frame>
        <draw:frame presentation:style-name="pr8" draw:layer="layout" svg:width="25.199cm" svg:height="15.351cm" svg:x="1.4cm" svg:y="4.914cm" presentation:class="outline" presentation:user-transformed="true">
          <draw:text-box>
            <text:p>An “agent” is a bundle:</text:p>
            <text:list text:style-name="L2">
              <text:list-item>
                <text:p>set of execution contexts</text:p>
              </text:list-item>
              <text:list-item>
                <text:p>execution context stack</text:p>
              </text:list-item>
              <text:list-item>
                <text:p>running execution context</text:p>
              </text:list-item>
              <text:list-item>
                <text:p>job queues</text:p>
              </text:list-item>
              <text:list-item>
                <text:p>Agent Record holding properties</text:p>
              </text:list-item>
              <text:list-item>
                <text:p>execution thread, which may be shared</text:p>
              </text:list-item>
            </text:list>
            <text:p/>
            <text:p>All ES code runs in a <text:span text:style-name="T4">surrounding ag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gent Record</text:p>
          </draw:text-box>
        </draw:frame>
        <draw:frame presentation:style-name="pr9" draw:layer="layout" svg:width="25.199cm" svg:height="13.59cm" svg:x="1.4cm" svg:y="4.914cm" presentation:class="outline" presentation:user-transformed="true">
          <draw:text-box>
            <text:p>The Agent Record has some simple properties:</text:p>
            <text:list text:style-name="L2">
              <text:list-item>
                <text:p>[[LittleEndian]]</text:p>
              </text:list-item>
              <text:list-item>
                <text:p>[[State]]</text:p>
              </text:list-item>
              <text:list-item>
                <text:p>[[CanBlock]]</text:p>
              </text:list-item>
              <text:list-item>
                <text:p>[[Signifier]]</text:p>
              </text:list-item>
              <text:list-item>
                <text:p>[[IsLockFree1]], [[IsLockFree2]]</text:p>
              </text:list-item>
            </text:list>
            <text:p/>
            <text:p>Could also hold execution engine state!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gent Semantics</text:p>
          </draw:text-box>
        </draw:frame>
        <draw:frame presentation:style-name="pr9" draw:layer="layout" svg:width="25.199cm" svg:height="15.66cm" svg:x="1.4cm" svg:y="4.914cm" presentation:class="outline" presentation:user-transformed="true">
          <draw:text-box>
            <text:p>Agents:</text:p>
            <text:list text:style-name="L2">
              <text:list-item>
                <text:p>are independent</text:p>
              </text:list-item>
              <text:list-item>
                <text:p>have a forward-progress guarantee</text:p>
              </text:list-item>
              <text:list-item>
                <text:p>can block</text:p>
              </text:list-item>
            </text:list>
            <text:p/>
            <text:p>Agents that share an execution thread:</text:p>
            <text:list text:continue-numbering="true" text:style-name="L2">
              <text:list-item>
                <text:p>have less independence</text:p>
              </text:list-item>
              <text:list-item>
                <text:p>have a soft forward-progress guarantee</text:p>
              </text:list-item>
              <text:list-item>
                <text:p>can't block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gent Clusters</text:p>
          </draw:text-box>
        </draw:frame>
        <draw:frame presentation:style-name="pr10" draw:layer="layout" svg:width="25.199cm" svg:height="13.355cm" svg:x="1.4cm" svg:y="4.914cm" presentation:class="outline" presentation:user-transformed="true">
          <draw:text-box>
            <text:p>Agents that are in principle able to communicate through shared memory form an <text:span text:style-name="T5">agent cluster</text:span><text:span text:style-name="T6">.</text:span></text:p>
            <text:p><text:span text:style-name="T6"/></text:p>
            <text:p><text:span text:style-name="T6">Agents in a cluster share [[LittleEndian]] and [[IsLockFree]] values and have distinct [[Signifier]] values.</text:span></text:p>
            <text:p><text:span text:style-name="T6"/></text:p>
            <text:p><text:span text:style-name="T6">Agents in a cluster are </text:span><text:span text:style-name="T5">coupled</text:span><text:span text:style-name="T6"> for suspension, termination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spension and Termination</text:p>
          </draw:text-box>
        </draw:frame>
        <draw:frame presentation:style-name="pr9" draw:layer="layout" svg:width="25.199cm" svg:height="13.59cm" svg:x="1.4cm" svg:y="4.914cm" presentation:class="outline" presentation:user-transformed="true">
          <draw:text-box>
            <text:p>Agents in a cluster must suspend together</text:p>
            <text:list text:style-name="L2">
              <text:list-item>
                <text:p>This limits memory sharing</text:p>
              </text:list-item>
            </text:list>
            <text:p/>
            <text:p>Agents in a cluster must be:</text:p>
            <text:list text:continue-numbering="true" text:style-name="L2">
              <text:list-item>
                <text:p>Killed together, or</text:p>
              </text:list-item>
              <text:list-item>
                <text:p>There must exist a kill notification mechanism</text:p>
              </text:list-item>
            </text:list>
            <text:p/>
            <text:p>(Discuss - are these rules viable?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en question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p>Merge execution state into Agent Record?</text:p>
            <text:p/>
            <text:p>Move the parts about shared memory back to the shared memory spec? <text:s/>(Agent cluster, suspension and termination concerns)</text:p>
            <text:p/>
            <text:p>Is the agents spec a <text:span text:style-name="T5">full proposal</text:span> or an <text:span text:style-name="T5">adjustment to the existing spec</text:span>?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Status &amp; Progress</text:p>
          </draw:text-box>
        </draw:frame>
        <draw:frame presentation:style-name="pr11" draw:text-style-name="P6" draw:layer="layout" svg:width="25.199cm" svg:height="13.091cm" svg:x="1.4cm" svg:y="4.914cm" presentation:class="outline" presentation:user-transformed="true">
          <draw:text-box>
            <text:p text:style-name="P6">Spec has received attention (Domenic, Mark)</text:p>
            <text:p text:style-name="P6"/>
            <text:p text:style-name="P6">Spec is fairly stable</text:p>
            <text:p text:style-name="P6"/>
            <text:p text:style-name="P6">The easy bits could be turned into a PR now</text:p>
            <text:p text:style-name="P6"/>
            <text:p text:style-name="P6">The hard bits must wait for the shmem spec</text:p>
            <text:p text:style-name="P6"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5T14:38:44.369621000</meta:creation-date>
    <dc:date>2016-03-29T08:08:53.916233000</dc:date>
    <meta:editing-duration>PT1H12M8S</meta:editing-duration>
    <meta:editing-cycles>19</meta:editing-cycles>
    <meta:generator>LibreOffice/5.0.1.2$MacOSX_X86_64 LibreOffice_project/81898c9f5c0d43f3473ba111d7b351050be20261</meta:generator>
    <meta:document-statistic meta:object-count="61"/>
  </office:meta>
</office:document-meta>
</file>